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2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27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P37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3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45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50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52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P5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6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7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47in" fo:font-weight="normal" style:font-weight-asian="normal" style:font-weight-complex="normal"/>
    </style:style>
    <style:style style:name="T7" style:family="text">
      <style:text-properties style:text-position="-5% 100%" fo:letter-spacing="-0.0047in" fo:font-weight="bold" style:font-weight-asian="bold" style:font-weight-complex="bold"/>
    </style:style>
    <style:style style:name="T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5" style:family="text">
      <style:text-properties fo:color="#221f1f" style:font-name="Lucida Sans" fo:letter-spacing="-0.0028in" style:font-name-complex="Lucida Sans"/>
    </style:style>
    <style:style style:name="T16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30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31" style:family="text">
      <style:text-properties fo:color="#221f1f" style:font-name="Lucida Sans" fo:letter-spacing="-0.0055in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33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34" style:family="text">
      <style:text-properties fo:color="#221f1f" style:font-name="Lucida Sans" fo:letter-spacing="-0.0047in" style:font-name-complex="Lucida Sans"/>
    </style:style>
    <style:style style:name="T35" style:family="text">
      <style:text-properties fo:color="#221f1f" style:text-position="-5% 100%"/>
    </style:style>
    <style:style style:name="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4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5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4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T55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6" style:family="text">
      <style:text-properties fo:color="#221f1f" style:text-position="-5% 100%" style:font-name="Lucida Sans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57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58" style:family="text">
      <style:text-properties fo:color="#221f1f" style:text-position="-5% 100%" style:font-name="Lucida Sans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style:text-position="-5% 100%" style:font-name="Lucida Sans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61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62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3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6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66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6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68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9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71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3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4" style:family="text">
      <style:text-properties fo:color="#221f1f" style:text-position="-5% 100%" style:font-name="Lucida Sans" fo:letter-spacing="-0.0035in" fo:font-weight="bold" style:font-weight-asian="bold" style:font-name-complex="Lucida Sans" style:font-weight-complex="bold"/>
    </style:style>
    <style:style style:name="T75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7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color="#221f1f" style:text-position="-5% 100%" fo:font-size="9pt" style:font-size-asian="9pt" style:font-size-complex="9pt"/>
    </style:style>
    <style:style style:name="T7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79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T8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T8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8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8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4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T85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T86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8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T89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T90" style:family="text">
      <style:text-properties fo:color="#221f1f" style:text-position="-5% 100%" fo:letter-spacing="-0.0028in" fo:font-weight="normal" style:font-weight-asian="normal" style:font-weight-complex="normal"/>
    </style:style>
    <style:style style:name="T91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T92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93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94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5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6" style:family="text">
      <style:text-properties fo:color="#221f1f" style:text-position="-5% 100%" fo:font-weight="normal" style:font-weight-asian="normal" style:font-weight-complex="normal"/>
    </style:style>
    <style:style style:name="T97" style:family="text">
      <style:text-properties fo:color="#221f1f" fo:letter-spacing="-0.0028in" fo:font-style="normal" style:font-style-asian="normal" style:font-style-complex="normal"/>
    </style:style>
    <style:style style:name="T9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99" style:family="text">
      <style:text-properties fo:color="#221f1f" fo:letter-spacing="-0.0028in" fo:font-style="normal" style:text-underline-style="none" style:font-style-asian="normal" style:font-style-complex="normal"/>
    </style:style>
    <style:style style:name="T100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01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T102" style:family="text">
      <style:text-properties fo:color="#221f1f" fo:letter-spacing="-0.0028in" fo:font-weight="bold" style:font-weight-asian="bold" style:font-name-complex="Lucida Sans" style:font-weight-complex="bold"/>
    </style:style>
    <style:style style:name="T103" style:family="text">
      <style:text-properties fo:color="#221f1f" fo:letter-spacing="-0.0055in" fo:font-weight="bold" style:font-weight-asian="bold" style:font-name-complex="Lucida Sans" style:font-weight-complex="bold"/>
    </style:style>
    <style:style style:name="T104" style:family="text">
      <style:text-properties fo:color="#221f1f" fo:font-weight="normal" style:font-weight-asian="normal" style:font-name-complex="Lucida Sans" style:font-weight-complex="normal"/>
    </style:style>
    <style:style style:name="T105" style:family="text">
      <style:text-properties fo:color="#221f1f" fo:letter-spacing="-0.0071in" fo:font-weight="bold" style:font-weight-asian="bold" style:font-name-complex="Lucida Sans" style:font-weight-complex="bold"/>
    </style:style>
    <style:style style:name="T106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T107" style:family="text">
      <style:text-properties fo:color="#221f1f" fo:letter-spacing="-0.011in" fo:font-weight="bold" style:font-weight-asian="bold" style:font-name-complex="Lucida Sans" style:font-weight-complex="bold"/>
    </style:style>
    <style:style style:name="T108" style:family="text">
      <style:text-properties fo:color="#221f1f" style:font-name-complex="Lucida Sans"/>
    </style:style>
    <style:style style:name="T109" style:family="text">
      <style:text-properties fo:color="#221f1f" fo:letter-spacing="-0.0047in" style:font-name-complex="Lucida Sans"/>
    </style:style>
    <style:style style:name="T110" style:family="text">
      <style:text-properties style:text-position="-6% 100%" fo:font-style="normal" style:font-style-asian="normal" style:font-style-complex="normal"/>
    </style:style>
    <style:style style:name="T111" style:family="text">
      <style:text-properties fo:color="#000000" fo:letter-spacing="0.0016in" fo:font-style="normal" style:font-style-asian="normal" style:font-style-complex="normal"/>
    </style:style>
    <style:style style:name="T112" style:family="text">
      <style:text-properties fo:color="#000000" fo:letter-spacing="-0.0028in" fo:font-style="normal" style:font-style-asian="normal" style:font-style-complex="normal"/>
    </style:style>
    <style:style style:name="T113" style:family="text">
      <style:text-properties fo:color="#000000" style:text-position="-5% 100%" fo:letter-spacing="-0.0028in" fo:font-style="normal" style:font-style-asian="normal" style:font-style-complex="normal"/>
    </style:style>
    <style:style style:name="T114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5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6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7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18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9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ize="8pt" style:font-size-asian="8pt" style:font-size-complex="8pt"/>
    </style:style>
    <style:style style:name="T125" style:family="text">
      <style:text-properties fo:color="#333333"/>
    </style:style>
    <style:style style:name="T1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7" style:family="text">
      <style:text-properties style:text-underline-style="none"/>
    </style:style>
    <style:style style:name="T128" style:family="text">
      <style:text-properties fo:font-size="11pt" style:text-underline-style="none" style:font-size-asian="11pt" style:font-size-complex="11pt"/>
    </style:style>
    <style:style style:name="T1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129"><text:text-input text:description="&lt;if test=&quot;print_serial_number and line.lot_id&quot;&gt;">if</text:text-input></text:span><text:span text:style-name="T129"> - </text:span><text:span text:style-name="T1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29"><text:text-input text:description="&lt;/if&gt;">end</text:text-input></text:span></text:p>
          </table:table-cell>
          <table:table-cell table:style-name="Tabla3.B2" office:value-type="string">
            <text:p text:style-name="P12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35"><text:text-input text:description="&lt;/for&gt;">End For</text:text-input></text:p>
          </table:table-cell>
          <table:table-cell table:style-name="Tabla3.A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.4" style:family="table-row"/>
    <style:style style:name="Tabla6.A4" style:family="table-cell">
      <style:table-cell-properties style:vertical-align="middle" fo:background-color="transparent" fo:padding="0.0201in" fo:border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MP26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MP3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MP3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letter-spacing="-0.0047in" style:font-name-complex="Lucida Sans"/>
    </style:style>
    <style:style style:name="MT13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28in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18" style:family="text">
      <style:text-properties fo:color="#221f1f" style:font-name-complex="Lucida Sans"/>
    </style:style>
    <style:style style:name="MT19" style:family="text">
      <style:text-properties fo:color="#221f1f" fo:letter-spacing="-0.0047in" style:font-name-complex="Lucida Sans"/>
    </style:style>
    <style:style style:name="MT20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047in" fo:font-weight="normal" style:font-weight-asian="normal" style:font-weight-complex="normal"/>
    </style:style>
    <style:style style:name="MT26" style:family="text">
      <style:text-properties style:text-position="-5% 100%" fo:letter-spacing="-0.0047in" fo:font-weight="bold" style:font-weight-asian="bold" style:font-weight-complex="bold"/>
    </style:style>
    <style:style style:name="MT27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MT29" style:family="text">
      <style:text-properties fo:color="#221f1f" fo:letter-spacing="-0.0055in" fo:font-weight="bold" style:font-weight-asian="bold" style:font-name-complex="Lucida Sans" style:font-weight-complex="bold"/>
    </style:style>
    <style:style style:name="MT30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MT31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MT33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MT34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" style:font-weight-complex="normal"/>
    </style:style>
    <style:style style:name="MT39" style:family="text">
      <style:text-properties fo:color="#221f1f" fo:letter-spacing="-0.0071in" fo:font-weight="bold" style:font-weight-asian="bold" style:font-name-complex="Lucida Sans" style:font-weight-complex="bold"/>
    </style:style>
    <style:style style:name="MT40" style:family="text">
      <style:text-properties fo:color="#221f1f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MT42" style:family="text">
      <style:text-properties fo:color="#221f1f" fo:letter-spacing="-0.011in" fo:font-weight="bold" style:font-weight-asian="bold" style:font-name-complex="Lucida Sans" style:font-weight-complex="bold"/>
    </style:style>
    <style:style style:name="MT43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MT49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28in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 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 table:style-name="Tabla6.4"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43:38.91</dc:date>
    <meta:editing-duration>P2DT18H28M34S</meta:editing-duration>
    <meta:editing-cycles>383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76" meta:character-count="1796"/>
  </office:meta>
</office:document-meta>
</file>